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21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name="Georgia" style:font-name-asian="Georgia" style:font-name-complex="Georgia" style:font-family-generic="roman"/>
    </style:style>
    <style:style style:name="ce7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automatic" fo:wrap-option="wrap" fo:background-color="#B7E1CD"/>
      <style:text-properties fo:color="#000000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" style:font-name-asian="Georgia" style:font-name-complex="Georgia" style:font-family-generic="roman"/>
    </style:style>
    <style:style style:name="ce11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" style:font-name-asian="Georgia" style:font-name-complex="Georgia" style:font-family-generic="roman"/>
    </style:style>
    <style:style style:name="ce12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style:font-family-generic="roman"/>
    </style:style>
    <style:style style:name="ce13" style:family="table-cell" style:parent-style-name="Default" style:data-style-name="N21">
      <style:table-cell-properties style:vertical-align="automatic" fo:wrap-option="wrap" fo:background-color="#B7E1CD"/>
      <style:text-properties fo:color="#000000" style:font-name="Georgia" style:font-name-asian="Georgia" style:font-name-complex="Georgia" style:font-family-generic="roman"/>
    </style:style>
    <style:style style:name="ce14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000000" fo:font-size="15pt" style:font-size-asian="15pt" style:font-size-complex="15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ED7D31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o1" style:family="table-column">
      <style:table-column-properties fo:break-before="auto" style:column-width="21.2195833333333cm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4.7372916666667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13.73187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5.053541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istoire_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16">
            <text:p>HISTOIRE 4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7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31.25" table:formula="of:=SUM([.D3:.D100])" table:style-name="ce1">
            <text:p>31,2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Débugger tags + résoudre problème maven pour l'ajout de CalendarFx</text:p>
          </table:table-cell>
          <table:table-cell office:value-type="string" table:style-name="ce1">
            <text:p>Ali, Alexis</text:p>
          </table:table-cell>
          <table:table-cell office:value-type="date" office:date-value="2021-03-31T00:00:00" table:style-name="ce3">
            <text:p>31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Recherche sur la librairie CalendarFX + résolution maven (avec CalendarFX)</text:p>
          </table:table-cell>
          <table:table-cell office:value-type="string" table:style-name="ce1">
            <text:p>Michel, Loïc<text:s/></text:p>
          </table:table-cell>
          <table:table-cell office:value-type="date" office:date-value="2021-03-31T00:00:00" table:style-name="ce3">
            <text:p>31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Instancier un CalendarView dans un Tab</text:p>
          </table:table-cell>
          <table:table-cell office:value-type="string" table:style-name="ce1">
            <text:p>Ali, Alexis</text:p>
          </table:table-cell>
          <table:table-cell office:value-type="date" office:date-value="2021-04-01T00:00:00" table:style-name="ce3">
            <text:p>01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4">
            <text:p>Instancier un CalendarView dans un Tab</text:p>
          </table:table-cell>
          <table:table-cell office:value-type="string" table:style-name="ce1">
            <text:p>Michel, Loïc<text:s/></text:p>
          </table:table-cell>
          <table:table-cell office:value-type="date" office:date-value="2021-04-01T00:00:00" table:style-name="ce3">
            <text:p>01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jouter des événement(entries) sur le CalendarView</text:p>
          </table:table-cell>
          <table:table-cell office:value-type="string" table:style-name="ce1">
            <text:p>Ali, Alexis</text:p>
          </table:table-cell>
          <table:table-cell office:value-type="date" office:date-value="2021-04-02T00:00:00" table:style-name="ce3">
            <text:p>02-avr</text:p>
          </table:table-cell>
          <table:table-cell office:value-type="float" office:value="3.25" table:style-name="ce1">
            <text:p>3,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4">
            <text:p>Ajouter des événement(entries) sur le CalendarView --&gt; ajout des tâches d'un projet dans le calendrier</text:p>
          </table:table-cell>
          <table:table-cell office:value-type="string" table:style-name="ce1">
            <text:p>Michel, Loïc<text:s/></text:p>
          </table:table-cell>
          <table:table-cell office:value-type="date" office:date-value="2021-04-02T00:00:00" table:style-name="ce3">
            <text:p>02-avr</text:p>
          </table:table-cell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jout de Application</text:p>
          </table:table-cell>
          <table:table-cell office:value-type="string" table:style-name="ce1">
            <text:p>Ali,Alexis</text:p>
          </table:table-cell>
          <table:table-cell office:value-type="date" office:date-value="2021-04-07T00:00:00" table:style-name="ce3">
            <text:p>07-avr</text:p>
          </table:table-cell>
          <table:table-cell office:value-type="float" office:value="2.75" table:style-name="ce1">
            <text:p>2,7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jout de Application</text:p>
          </table:table-cell>
          <table:table-cell office:value-type="string" table:style-name="ce1">
            <text:p>Pierre, Maciej</text:p>
          </table:table-cell>
          <table:table-cell office:value-type="date" office:date-value="2021-04-07T00:00:00" table:style-name="ce3">
            <text:p>07-avr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odification du modèle Projet</text:p>
          </table:table-cell>
          <table:table-cell office:value-type="string" table:style-name="ce1">
            <text:p>Ali,Alexis</text:p>
          </table:table-cell>
          <table:table-cell office:value-type="date" office:date-value="2021-04-10T00:00:00" table:style-name="ce3">
            <text:p>10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jout des observers</text:p>
          </table:table-cell>
          <table:table-cell office:value-type="string" table:style-name="ce1">
            <text:p>Pierre, Maciej</text:p>
          </table:table-cell>
          <table:table-cell office:value-type="date" office:date-value="2021-04-14T00:00:00" table:style-name="ce3">
            <text:p>14-avr</text:p>
          </table:table-cell>
          <table:table-cell office:value-type="float" office:value="3.75" table:style-name="ce1">
            <text:p>3,7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mplétion de l'observer Dashboard</text:p>
          </table:table-cell>
          <table:table-cell office:value-type="string" table:style-name="ce1">
            <text:p>Ali,Alexis</text:p>
          </table:table-cell>
          <table:table-cell office:value-type="date" office:date-value="2021-04-15T00:00:00" table:style-name="ce3">
            <text:p>15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mplétion de l'observer Calendar</text:p>
          </table:table-cell>
          <table:table-cell office:value-type="string" table:style-name="ce1">
            <text:p>Ali,Alexis</text:p>
          </table:table-cell>
          <table:table-cell office:value-type="date" office:date-value="2021-04-16T00:00:00" table:style-name="ce3">
            <text:p>16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Histoire_6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16">
            <text:p>HISTOIRE 6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7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30.75" table:formula="of:=SUM([.D3:.D101])" table:style-name="ce1">
            <text:p>30,7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jout du bouton "ajouter collaborateur" + ajout de la view "ajout d'un collaborateur"</text:p>
          </table:table-cell>
          <table:table-cell office:value-type="string" table:style-name="ce1">
            <text:p>Michel, Loïc</text:p>
          </table:table-cell>
          <table:table-cell office:value-type="date" office:date-value="2021-04-05T00:00:00" table:style-name="ce3">
            <text:p>05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4">
            <text:p>Ajout du bouton "ajouter collaborateur" + ajout de la view "ajout d'un collaborateur"</text:p>
          </table:table-cell>
          <table:table-cell office:value-type="string" table:style-name="ce1">
            <text:p>Michel, Loïc</text:p>
          </table:table-cell>
          <table:table-cell office:value-type="date" office:date-value="2021-04-06T00:00:00" table:style-name="ce3">
            <text:p>06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odification BDD "ProjectCollaboration" + ajout de méthodes</text:p>
          </table:table-cell>
          <table:table-cell office:value-type="string" table:style-name="ce1">
            <text:p>Michel, Loïc</text:p>
          </table:table-cell>
          <table:table-cell office:value-type="date" office:date-value="2021-04-07T00:00:00" table:style-name="ce3">
            <text:p>07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llaborationDatabase</text:p>
          </table:table-cell>
          <table:table-cell office:value-type="string" table:style-name="ce1">
            <text:p>Benoît, Soufian</text:p>
          </table:table-cell>
          <table:table-cell office:value-type="date" office:date-value="2021-03-31T00:00:00" table:style-name="ce3">
            <text:p>31-ma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llaborationDatabase</text:p>
          </table:table-cell>
          <table:table-cell office:value-type="string" table:style-name="ce4">
            <text:p>Benoît, Soufian</text:p>
          </table:table-cell>
          <table:table-cell office:value-type="date" office:date-value="2021-04-01T00:00:00" table:style-name="ce3">
            <text:p>01-avr</text:p>
          </table:table-cell>
          <table:table-cell office:value-type="float" office:value="2.5" table:style-name="ce1">
            <text:p>2,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llaborationDatabase tests</text:p>
          </table:table-cell>
          <table:table-cell office:value-type="string" table:style-name="ce4">
            <text:p>Benoît, Soufian</text:p>
          </table:table-cell>
          <table:table-cell office:value-type="date" office:date-value="2021-04-12T00:00:00" table:style-name="ce3">
            <text:p>12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llaborationDatabase tests</text:p>
          </table:table-cell>
          <table:table-cell office:value-type="string" table:style-name="ce4">
            <text:p>Benoît, Soufian</text:p>
          </table:table-cell>
          <table:table-cell office:value-type="date" office:date-value="2021-04-13T00:00:00" table:style-name="ce3">
            <text:p>13-av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Merge iteration into collaboration branch</text:p>
          </table:table-cell>
          <table:table-cell office:value-type="string" table:style-name="ce1">
            <text:p>Benoît, Soufian</text:p>
          </table:table-cell>
          <table:table-cell office:value-type="date" office:date-value="2021-04-20T00:00:00" table:style-name="ce3">
            <text:p>20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opUp pour Accepter/Refuser les invitations de collaboration</text:p>
          </table:table-cell>
          <table:table-cell office:value-type="string" table:style-name="ce1">
            <text:p>Michel, Loïc</text:p>
          </table:table-cell>
          <table:table-cell office:value-type="date" office:date-value="2021-04-20T00:00:00" table:style-name="ce3">
            <text:p>20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llaboration on projects in view</text:p>
          </table:table-cell>
          <table:table-cell office:value-type="string" table:style-name="ce4">
            <text:p>Benoît, Soufian</text:p>
          </table:table-cell>
          <table:table-cell office:value-type="date" office:date-value="2021-04-22T00:00:00" table:style-name="ce3">
            <text:p>22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opUp de notifications pour l'inviteur</text:p>
          </table:table-cell>
          <table:table-cell office:value-type="string" table:style-name="ce1">
            <text:p>Michel, Loïc</text:p>
          </table:table-cell>
          <table:table-cell office:value-type="date" office:date-value="2021-04-23T00:00:00" table:style-name="ce3">
            <text:p>23-av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Collaboration task : Database</text:p>
          </table:table-cell>
          <table:table-cell office:value-type="string" table:style-name="ce5">
            <text:p>Benoît, Soufian</text:p>
          </table:table-cell>
          <table:table-cell office:value-type="date" office:date-value="2021-04-24T00:00:00" table:style-name="ce3">
            <text:p>24-av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Collaboration task : View</text:p>
          </table:table-cell>
          <table:table-cell office:value-type="string" table:style-name="ce5">
            <text:p>Benoît, Soufian</text:p>
          </table:table-cell>
          <table:table-cell office:value-type="date" office:date-value="2021-04-25T00:00:00" table:style-name="ce3">
            <text:p>25-av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Interface assignation des taches</text:p>
          </table:table-cell>
          <table:table-cell office:value-type="string" table:style-name="ce1">
            <text:p>Maciej, Pierre</text:p>
          </table:table-cell>
          <table:table-cell office:value-type="date" office:date-value="2021-04-25T00:00:00" table:style-name="ce3">
            <text:p>25-avr</text:p>
          </table:table-cell>
          <table:table-cell office:value-type="float" office:value="3.25" table:style-name="ce1">
            <text:p>3,25</text:p>
          </table:table-cell>
          <table:table-cell table:number-columns-repeated="16380" table:style-name="ce1"/>
        </table:table-row>
        <table:table-row table:style-name="ro3">
          <table:table-cell table:style-name="ce5"/>
          <table:table-cell table:style-name="ce4"/>
          <table:table-cell table:number-columns-repeated="16382"/>
        </table:table-row>
        <table:table-row table:number-rows-repeated="1048559" table:style-name="ro3">
          <table:table-cell table:number-columns-repeated="16384"/>
        </table:table-row>
      </table:table>
      <table:table table:name="Histoire_8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1">
          <table:table-cell office:value-type="string" table:number-columns-spanned="5" table:number-rows-spanned="1" table:style-name="ce16">
            <text:p>HISTOIRE 8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7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1.5" table:formula="of:=SUM([.D3:.D100])" table:style-name="ce1">
            <text:p>1,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jouter la durée initiale au Projet, ProjectDB, tests et affichage dans statistiques</text:p>
          </table:table-cell>
          <table:table-cell office:value-type="string" table:style-name="ce1">
            <text:p>Ali, Alexis</text:p>
          </table:table-cell>
          <table:table-cell office:value-type="date" office:date-value="2021-03-30T00:00:00" table:style-name="ce3">
            <text:p>30-mars</text:p>
          </table:table-cell>
          <table:table-cell office:value-type="float" office:value="1.5" table:style-name="ce1">
            <text:p>1,5</text:p>
          </table:table-cell>
          <table:table-cell table:number-columns-repeated="16380" table:style-name="ce1"/>
        </table:table-row>
        <table:table-row table:number-rows-repeated="7" table:style-name="ro3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Affichage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16">
            <text:p>Affichage<text:s/>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7">
            <text:p>Total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">
            <text:p>Tâches</text:p>
          </table:table-cell>
          <table:table-cell office:value-type="string" table:style-name="ce2">
            <text:p>Du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oints réels</text:p>
          </table:table-cell>
          <table:table-cell table:number-columns-repeated="5" table:style-name="ce1"/>
          <table:table-cell office:value-type="float" office:value="6.5" table:formula="of:=SUM([.D3:.D100])" table:style-name="ce1">
            <text:p>6,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esize des vues + ajout des unités de temps dans les tasks</text:p>
          </table:table-cell>
          <table:table-cell office:value-type="string" table:style-name="ce1">
            <text:p>Maciej + Pierre<text:s/></text:p>
          </table:table-cell>
          <table:table-cell office:value-type="date" office:date-value="2021-03-31T00:00:00" table:style-name="ce3">
            <text:p>31-ma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ingleton</text:p>
          </table:table-cell>
          <table:table-cell office:value-type="string" table:style-name="ce1">
            <text:p>Maciej + Pierre<text:s/></text:p>
          </table:table-cell>
          <table:table-cell office:value-type="date" office:date-value="2021-04-03T00:00:00" table:style-name="ce3">
            <text:p>03-avr</text:p>
          </table:table-cell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number-rows-repeated="6" table:style-name="ro3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Overview" table:style-name="ta1">
        <table:table-column table:style-name="co3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6"/>
          <table:table-cell office:value-type="string" table:number-columns-spanned="4" table:number-rows-spanned="1" table:style-name="ce20">
            <text:p>Points restants</text:p>
          </table:table-cell>
          <table:covered-table-cell table:number-columns-repeated="3"/>
          <table:table-cell table:number-columns-repeated="2" table:style-name="ce1"/>
          <table:table-cell table:number-columns-repeated="2" table:style-name="ce6"/>
          <table:table-cell table:number-columns-repeated="16373" table:style-name="ce1"/>
        </table:table-row>
        <table:table-row table:style-name="ro3">
          <table:table-cell/>
          <table:table-cell table:number-columns-repeated="2" table:style-name="ce6"/>
          <table:table-cell office:value-type="string" table:number-columns-spanned="2" table:number-rows-spanned="1" table:style-name="ce21">
            <text:p>Histoire 4</text:p>
          </table:table-cell>
          <table:covered-table-cell/>
          <table:table-cell office:value-type="string" table:number-columns-spanned="2" table:number-rows-spanned="1" table:style-name="ce18">
            <text:p>Histoire 6</text:p>
          </table:table-cell>
          <table:covered-table-cell/>
          <table:table-cell office:value-type="string" table:number-columns-spanned="2" table:number-rows-spanned="1" table:style-name="ce21">
            <text:p>Histoire 8</text:p>
          </table:table-cell>
          <table:covered-table-cell/>
          <table:table-cell office:value-type="string" table:number-columns-spanned="2" table:number-rows-spanned="1" table:style-name="ce18">
            <text:p>Affichage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office:value-type="string" table:number-columns-spanned="2" table:number-rows-spanned="1" table:style-name="ce20">
            <text:p>Jour</text:p>
          </table:table-cell>
          <table:covered-table-cell/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15">
            <text:p>Idéal</text:p>
          </table:table-cell>
          <table:table-cell office:value-type="string" table:style-name="ce15">
            <text:p>Réel</text:p>
          </table:table-cell>
          <table:table-cell office:value-type="string" table:style-name="ce14">
            <text:p>Idéal</text:p>
          </table:table-cell>
          <table:table-cell office:value-type="string" table:style-name="ce14">
            <text:p>Réel</text:p>
          </table:table-cell>
          <table:table-cell office:value-type="string" table:style-name="ce15">
            <text:p>Idéal</text:p>
          </table:table-cell>
          <table:table-cell office:value-type="string" table:style-name="ce15">
            <text:p>Réel</text:p>
          </table:table-cell>
          <table:table-cell office:value-type="string" table:style-name="ce7">
            <text:p>Idéal</text:p>
          </table:table-cell>
          <table:table-cell office:value-type="string" table:style-name="ce7">
            <text:p>Réel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table:style-name="ce9"/>
          <table:table-cell office:value-type="float" office:value="25" table:style-name="ce10">
            <text:p>25</text:p>
          </table:table-cell>
          <table:table-cell office:value-type="float" office:value="31.25" table:formula="of:=SUM([.E6:.E50])" table:style-name="ce10">
            <text:p>31,25</text:p>
          </table:table-cell>
          <table:table-cell office:value-type="float" office:value="30" table:style-name="ce11">
            <text:p>30</text:p>
          </table:table-cell>
          <table:table-cell office:value-type="float" office:value="30.75" table:formula="of:=SUM([.G6:.G50])" table:style-name="ce11">
            <text:p>30,75</text:p>
          </table:table-cell>
          <table:table-cell office:value-type="float" office:value="5" table:style-name="ce10">
            <text:p>5</text:p>
          </table:table-cell>
          <table:table-cell office:value-type="float" office:value="1.5" table:formula="of:=SUM([.I6:.I50])" table:style-name="ce10">
            <text:p>1,5</text:p>
          </table:table-cell>
          <table:table-cell office:value-type="float" office:value="10" table:style-name="ce11">
            <text:p>10</text:p>
          </table:table-cell>
          <table:table-cell office:value-type="float" office:value="6.5" table:formula="of:=SUM([.K6:.K50])" table:style-name="ce11">
            <text:p>6,5</text:p>
          </table:table-cell>
          <table:table-cell office:value-type="float" office:value="70" table:formula="of:=SUM([.D5];[.F5];[.H5];[.J5])" table:style-name="ce12">
            <text:p>70</text:p>
          </table:table-cell>
          <table:table-cell office:value-type="float" office:value="70" table:style-name="ce12">
            <text:p>7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3-30T00:00:00" table:style-name="ce13">
            <text:p>30-mars</text:p>
          </table:table-cell>
          <table:table-cell table:number-columns-repeated="2" table:style-name="ce10"/>
          <table:table-cell table:number-columns-repeated="2" table:style-name="ce11"/>
          <table:table-cell table:style-name="ce10"/>
          <table:table-cell office:value-type="float" office:value="1.5" table:style-name="ce10">
            <text:p>1,5</text:p>
          </table:table-cell>
          <table:table-cell table:number-columns-repeated="2" table:style-name="ce11"/>
          <table:table-cell office:value-type="float" office:value="70" table:style-name="ce12">
            <text:p>70</text:p>
          </table:table-cell>
          <table:table-cell office:value-type="float" office:value="68.5" table:formula="of:=([.M5]) - SUM([.E6];[.G6];[.I6];[.K6])" table:style-name="ce12">
            <text:p>68,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3-31T00:00:00" table:style-name="ce13">
            <text:p>31-mars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style-name="ce11"/>
          <table:table-cell office:value-type="float" office:value="3" table:style-name="ce11">
            <text:p>3</text:p>
          </table:table-cell>
          <table:table-cell office:value-type="float" office:value="65" table:style-name="ce12">
            <text:p>65</text:p>
          </table:table-cell>
          <table:table-cell office:value-type="float" office:value="59.5" table:formula="of:=([.M6]) - SUM([.E7];[.G7];[.I7];[.K7])" table:style-name="ce12">
            <text:p>59,5</text:p>
          </table:table-cell>
          <table:table-cell table:style-name="ce1">
            <draw:frame draw:z-index="1" draw:id="id0" draw:style-name="a0" draw:name="Graphique 2" svg:x="0.6875in" svg:y="0.057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3">
          <table:table-cell/>
          <table:table-cell table:style-name="ce8"/>
          <table:table-cell office:value-type="date" office:date-value="2021-04-01T00:00:00" table:style-name="ce13">
            <text:p>01-avr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1"/>
          <table:table-cell office:value-type="float" office:value="2.5" table:style-name="ce11">
            <text:p>2,5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60" table:style-name="ce12">
            <text:p>60</text:p>
          </table:table-cell>
          <table:table-cell office:value-type="float" office:value="53" table:formula="of:=([.M7]) - SUM([.E8];[.G8];[.I8];[.K8])" table:style-name="ce12">
            <text:p>53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2T00:00:00" table:style-name="ce13">
            <text:p>02-avr</text:p>
          </table:table-cell>
          <table:table-cell table:style-name="ce10"/>
          <table:table-cell office:value-type="float" office:value="6.75" table:style-name="ce10">
            <text:p>6,75</text:p>
          </table:table-cell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55" table:style-name="ce12">
            <text:p>55</text:p>
          </table:table-cell>
          <table:table-cell office:value-type="float" office:value="46.25" table:formula="of:=([.M8]) - SUM([.E9];[.G9];[.I9];[.K9])" table:style-name="ce12">
            <text:p>46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3T00:00:00" table:style-name="ce13">
            <text:p>03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style-name="ce11"/>
          <table:table-cell office:value-type="float" office:value="3.5" table:style-name="ce11">
            <text:p>3,5</text:p>
          </table:table-cell>
          <table:table-cell office:value-type="float" office:value="50" table:style-name="ce12">
            <text:p>50</text:p>
          </table:table-cell>
          <table:table-cell office:value-type="float" office:value="42.75" table:formula="of:=([.M9]) - SUM([.E10];[.G10];[.I10];[.K10])" table:style-name="ce12">
            <text:p>42,7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4T00:00:00" table:style-name="ce13">
            <text:p>04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5" table:style-name="ce12">
            <text:p>45</text:p>
          </table:table-cell>
          <table:table-cell office:value-type="float" office:value="42.75" table:formula="of:=([.M10]) - SUM([.E11];[.G11];[.I11];[.K11])" table:style-name="ce12">
            <text:p>42,7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5T00:00:00" table:style-name="ce13">
            <text:p>05-avr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40.75" table:formula="of:=([.M11]) - SUM([.E12];[.G12];[.I12];[.K12])" table:style-name="ce12">
            <text:p>40,7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6T00:00:00" table:style-name="ce13">
            <text:p>06-avr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38.75" table:formula="of:=([.M12]) - SUM([.E13];[.G13];[.I13];[.K13])" table:style-name="ce12">
            <text:p>38,7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7T00:00:00" table:style-name="ce13">
            <text:p>07-avr</text:p>
          </table:table-cell>
          <table:table-cell table:style-name="ce10"/>
          <table:table-cell office:value-type="float" office:value="6.75" table:style-name="ce10">
            <text:p>6,75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30" table:formula="of:=([.M13]) - SUM([.E14];[.G14];[.I14];[.K14])" table:style-name="ce12">
            <text:p>3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8T00:00:00" table:style-name="ce13">
            <text:p>08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30" table:formula="of:=([.M14]) - SUM([.E15];[.G15];[.I15];[.K15])" table:style-name="ce12">
            <text:p>3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09T00:00:00" table:style-name="ce13">
            <text:p>09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30" table:formula="of:=([.M15]) - SUM([.E16];[.G16];[.I16];[.K16])" table:style-name="ce12">
            <text:p>3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0T00:00:00" table:style-name="ce13">
            <text:p>10-avr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28" table:formula="of:=([.M16]) - SUM([.E17];[.G17];[.I17];[.K17])" table:style-name="ce12">
            <text:p>28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1T00:00:00" table:style-name="ce13">
            <text:p>11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28" table:formula="of:=([.M17]) - SUM([.E18];[.G18];[.I18];[.K18])" table:style-name="ce12">
            <text:p>28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2T00:00:00" table:style-name="ce13">
            <text:p>12-avr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26" table:formula="of:=([.M18]) - SUM([.E19];[.G19];[.I19];[.K19])" table:style-name="ce12">
            <text:p>26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3T00:00:00" table:style-name="ce13">
            <text:p>13-avr</text:p>
          </table:table-cell>
          <table:table-cell table:number-columns-repeated="2" table:style-name="ce10"/>
          <table:table-cell table:style-name="ce11"/>
          <table:table-cell office:value-type="float" office:value="1" table:style-name="ce11">
            <text:p>1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25" table:formula="of:=([.M19]) - SUM([.E20];[.G20];[.I20];[.K20])" table:style-name="ce12">
            <text:p>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4T00:00:00" table:style-name="ce13">
            <text:p>14-avr</text:p>
          </table:table-cell>
          <table:table-cell table:style-name="ce10"/>
          <table:table-cell office:value-type="float" office:value="3.75" table:style-name="ce10">
            <text:p>3,75</text:p>
          </table:table-cell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21.25" table:formula="of:=([.M20]) - SUM([.E21];[.G21];[.I21];[.K21])" table:style-name="ce12">
            <text:p>21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5T00:00:00" table:style-name="ce13">
            <text:p>15-avr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19.25" table:formula="of:=([.M21]) - SUM([.E22];[.G22];[.I22];[.K22])" table:style-name="ce12">
            <text:p>19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6T00:00:00" table:style-name="ce13">
            <text:p>16-avr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17.25" table:formula="of:=([.M22]) - SUM([.E23];[.G23];[.I23];[.K23])" table:style-name="ce12">
            <text:p>17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7T00:00:00" table:style-name="ce13">
            <text:p>17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17.25" table:formula="of:=([.M23]) - SUM([.E24];[.G24];[.I24];[.K24])" table:style-name="ce12">
            <text:p>17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8T00:00:00" table:style-name="ce13">
            <text:p>18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17.25" table:formula="of:=([.M24]) - SUM([.E25];[.G25];[.I25];[.K25])" table:style-name="ce12">
            <text:p>17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19T00:00:00" table:style-name="ce13">
            <text:p>19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40" table:style-name="ce12">
            <text:p>40</text:p>
          </table:table-cell>
          <table:table-cell office:value-type="float" office:value="17.25" table:formula="of:=([.M25]) - SUM([.E26];[.G26];[.I26];[.K26])" table:style-name="ce12">
            <text:p>17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0T00:00:00" table:style-name="ce13">
            <text:p>20-avr</text:p>
          </table:table-cell>
          <table:table-cell table:number-columns-repeated="2" table:style-name="ce10"/>
          <table:table-cell table:style-name="ce11"/>
          <table:table-cell office:value-type="float" office:value="4" table:style-name="ce11">
            <text:p>4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35" table:style-name="ce12">
            <text:p>35</text:p>
          </table:table-cell>
          <table:table-cell office:value-type="float" office:value="13.25" table:formula="of:=([.M26]) - SUM([.E27];[.G27];[.I27];[.K27])" table:style-name="ce12">
            <text:p>13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1T00:00:00" table:style-name="ce13">
            <text:p>21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30" table:style-name="ce12">
            <text:p>30</text:p>
          </table:table-cell>
          <table:table-cell office:value-type="float" office:value="13.25" table:formula="of:=([.M27]) - SUM([.E28];[.G28];[.I28];[.K28])" table:style-name="ce12">
            <text:p>13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2T00:00:00" table:style-name="ce13">
            <text:p>22-avr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25" table:style-name="ce12">
            <text:p>25</text:p>
          </table:table-cell>
          <table:table-cell office:value-type="float" office:value="11.25" table:formula="of:=([.M28]) - SUM([.E29];[.G29];[.I29];[.K29])" table:style-name="ce12">
            <text:p>11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3T00:00:00" table:style-name="ce13">
            <text:p>23-avr</text:p>
          </table:table-cell>
          <table:table-cell table:number-columns-repeated="2" table:style-name="ce10"/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20" table:style-name="ce12">
            <text:p>20</text:p>
          </table:table-cell>
          <table:table-cell office:value-type="float" office:value="9.25" table:formula="of:=([.M29]) - SUM([.E30];[.G30];[.I30];[.K30])" table:style-name="ce12">
            <text:p>9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4T00:00:00" table:style-name="ce13">
            <text:p>24-avr</text:p>
          </table:table-cell>
          <table:table-cell table:number-columns-repeated="2" table:style-name="ce10"/>
          <table:table-cell table:style-name="ce11"/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15" table:style-name="ce12">
            <text:p>15</text:p>
          </table:table-cell>
          <table:table-cell office:value-type="float" office:value="6.25" table:formula="of:=([.M30]) - SUM([.E31];[.G31];[.I31];[.K31])" table:style-name="ce12">
            <text:p>6,25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5T00:00:00" table:style-name="ce13">
            <text:p>25-avr</text:p>
          </table:table-cell>
          <table:table-cell table:number-columns-repeated="2" table:style-name="ce10"/>
          <table:table-cell table:style-name="ce11"/>
          <table:table-cell office:value-type="float" office:value="6.25" table:style-name="ce11">
            <text:p>6,25</text:p>
          </table:table-cell>
          <table:table-cell table:number-columns-repeated="2" table:style-name="ce10"/>
          <table:table-cell table:number-columns-repeated="2" table:style-name="ce11"/>
          <table:table-cell office:value-type="float" office:value="10" table:style-name="ce12">
            <text:p>10</text:p>
          </table:table-cell>
          <table:table-cell office:value-type="float" office:value="0" table:formula="of:=([.M31]) - SUM([.E32];[.G32];[.I32];[.K32])" table:style-name="ce12">
            <text:p>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6T00:00:00" table:style-name="ce13">
            <text:p>26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5" table:style-name="ce12">
            <text:p>5</text:p>
          </table:table-cell>
          <table:table-cell office:value-type="float" office:value="0" table:formula="of:=([.M32]) - SUM([.E33];[.G33];[.I33];[.K33])" table:style-name="ce12">
            <text:p>0</text:p>
          </table:table-cell>
          <table:table-cell table:number-columns-repeated="16371"/>
        </table:table-row>
        <table:table-row table:style-name="ro3">
          <table:table-cell/>
          <table:table-cell table:style-name="ce8"/>
          <table:table-cell office:value-type="date" office:date-value="2021-04-27T00:00:00" table:style-name="ce13">
            <text:p>27-avr</text:p>
          </table:table-cell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2" table:style-name="ce11"/>
          <table:table-cell office:value-type="float" office:value="0" table:style-name="ce12">
            <text:p>0</text:p>
          </table:table-cell>
          <table:table-cell office:value-type="float" office:value="0" table:formula="of:=([.M33]) - SUM([.E34];[.G34];[.I34];[.K34])" table:style-name="ce12">
            <text:p>0</text:p>
          </table:table-cell>
          <table:table-cell table:number-columns-repeated="16371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>Ali</meta:initial-creator>
    <dc:creator>MANZER  Ali</dc:creator>
    <meta:creation-date>2021-04-26T12:39:30Z</meta:creation-date>
    <dc:date>2021-04-26T15:20:19Z</dc:date>
    <meta:user-defined meta:name="ContentTypeId">0x01010074731B4AB22DC241A95D528D1D9C684C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urndown Chart Iteration 3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Overview.$L$4" chart:values-cell-range-address="Overview.$L$5:.$L$34" chart:class="chart:line" chart:attached-axis="primary-y" chart:style-name="G0S0">
            <chart:data-point chart:repeated="30"/>
          </chart:series>
          <chart:series chart:label-cell-address="Overview.$M$4" chart:values-cell-range-address="Overview.$M$5:.$M$34" chart:class="chart:line" chart:attached-axis="primary-y" chart:style-name="G0S1"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